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Table 3 in Paper</text:p>
          </table:table-cell>
          <table:table-cell table:style-name="Default"/>
          <table:table-cell table:style-name="Default" office:value-type="string" calcext:value-type="string">
            <text:p>NF-UNSW-NB15-v2 results (0% contamination)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9445" calcext:value-type="percentage">
            <text:p>94.45%</text:p>
          </table:table-cell>
          <table:table-cell table:style-name="ce3"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table:style-name="ce3" office:value-type="percentage" office:value="0.9742" calcext:value-type="percentage">
            <text:p>97.42%</text:p>
          </table:table-cell>
          <table:table-cell table:style-name="ce3" office:value-type="percentage" office:value="0.8101" calcext:value-type="percentage">
            <text:p>81.01%</text:p>
          </table:table-cell>
          <table:table-cell table:style-name="ce3" office:value-type="percentage" office:value="0.5598" calcext:value-type="percentage">
            <text:p>55.98%</text:p>
          </table:table-cell>
          <table:table-cell table:style-name="ce3" office:value-type="percentage" office:value="0.9606" calcext:value-type="percentage">
            <text:p>96.06%</text:p>
          </table:table-cell>
          <table:table-cell table:style-name="ce3" office:value-type="percentage" office:value="0.8239" calcext:value-type="percentage">
            <text:p>82.39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8964" calcext:value-type="percentage">
            <text:p>89.64%</text:p>
          </table:table-cell>
          <table:table-cell table:style-name="ce3"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table:style-name="ce3" office:value-type="percentage" office:value="0.9805" calcext:value-type="percentage">
            <text:p>98.05%</text:p>
          </table:table-cell>
          <table:table-cell table:style-name="ce3" office:value-type="percentage" office:value="0.8725" calcext:value-type="percentage">
            <text:p>87.25%</text:p>
          </table:table-cell>
          <table:table-cell table:style-name="ce3" office:value-type="percentage" office:value="0.7544" calcext:value-type="percentage">
            <text:p>75.44%</text:p>
          </table:table-cell>
          <table:table-cell table:style-name="ce3" office:value-type="percentage" office:value="0.9823" calcext:value-type="percentage">
            <text:p>98.23%</text:p>
          </table:table-cell>
          <table:table-cell table:style-name="ce3" office:value-type="percentage" office:value="0.8895" calcext:value-type="percentage">
            <text:p>88.95%</text:p>
          </table:table-cell>
          <table:table-cell table:style-name="ce3" office:value-type="percentage" office:value="0.8291" calcext:value-type="percentage">
            <text:p>82.91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12" calcext:value-type="percentage">
            <text:p>94.12%</text:p>
          </table:table-cell>
          <table:table-cell table:style-name="ce3"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table:style-name="ce3" office:value-type="percentage" office:value="0.974" calcext:value-type="percentage">
            <text:p>97.40%</text:p>
          </table:table-cell>
          <table:table-cell table:style-name="ce3" office:value-type="percentage" office:value="0.8077" calcext:value-type="percentage">
            <text:p>80.77%</text:p>
          </table:table-cell>
          <table:table-cell table:style-name="ce3" office:value-type="percentage" office:value="0.5533" calcext:value-type="percentage">
            <text:p>55.33%</text:p>
          </table:table-cell>
          <table:table-cell table:style-name="ce3" office:value-type="percentage" office:value="0.9611" calcext:value-type="percentage">
            <text:p>96.11%</text:p>
          </table:table-cell>
          <table:table-cell table:style-name="ce3" office:value-type="percentage" office:value="0.8254" calcext:value-type="percentage">
            <text:p>82.54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447" calcext:value-type="percentage">
            <text:p>94.47%</text:p>
          </table:table-cell>
          <table:table-cell table:style-name="ce3"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table:style-name="ce3" office:value-type="percentage" office:value="0.9824" calcext:value-type="percentage">
            <text:p>98.24%</text:p>
          </table:table-cell>
          <table:table-cell table:style-name="ce3" office:value-type="percentage" office:value="0.8899" calcext:value-type="percentage">
            <text:p>88.99%</text:p>
          </table:table-cell>
          <table:table-cell table:style-name="ce3" office:value-type="percentage" office:value="0.8275" calcext:value-type="percentage">
            <text:p>82.75%</text:p>
          </table:table-cell>
          <table:table-cell table:style-name="ce3" office:value-type="percentage" office:value="0.9854" calcext:value-type="percentage">
            <text:p>98.54%</text:p>
          </table:table-cell>
          <table:table-cell table:style-name="ce3" office:value-type="percentage" office:value="0.9149" calcext:value-type="percentage">
            <text:p>91.49%</text:p>
          </table:table-cell>
          <table:table-cell table:style-name="ce3" office:value-type="percentage" office:value="0.9437" calcext:value-type="percentage">
            <text:p>94.37%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Table 4 in Paper</text:p>
          </table:table-cell>
          <table:table-cell table:style-name="Default"/>
          <table:table-cell table:style-name="Default" office:value-type="string" calcext:value-type="string">
            <text:p>NF-UNSW-NB15-v2 results (4% contamination)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 table:number-columns-repeated="2"/>
          <table:table-cell table:style-name="ce1" office:value-type="string" calcext:value-type="string">
            <text:p>Multimodal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9111" calcext:value-type="percentage">
            <text:p>91.11%</text:p>
          </table:table-cell>
          <table:table-cell table:style-name="ce3"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table:style-name="ce3" office:value-type="percentage" office:value="0.9843" calcext:value-type="percentage">
            <text:p>98.43%</text:p>
          </table:table-cell>
          <table:table-cell table:style-name="ce3" office:value-type="percentage" office:value="0.9075" calcext:value-type="percentage">
            <text:p>90.75%</text:p>
          </table:table-cell>
          <table:table-cell table:style-name="ce3" office:value-type="percentage" office:value="0.9164" calcext:value-type="percentage">
            <text:p>91.64%</text:p>
          </table:table-cell>
          <table:table-cell table:style-name="ce3" office:value-type="percentage" office:value="0.9836" calcext:value-type="percentage">
            <text:p>98.36%</text:p>
          </table:table-cell>
          <table:table-cell table:style-name="ce3" office:value-type="percentage" office:value="0.9021" calcext:value-type="percentage">
            <text:p>90.21%</text:p>
          </table:table-cell>
          <table:table-cell table:style-name="ce3" office:value-type="percentage" office:value="0.8992" calcext:value-type="percentage">
            <text:p>89.92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9146" calcext:value-type="percentage">
            <text:p>91.46%</text:p>
          </table:table-cell>
          <table:table-cell table:style-name="ce3"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528" calcext:value-type="percentage">
            <text:p>95.28%</text:p>
          </table:table-cell>
          <table:table-cell table:style-name="ce3"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table:style-name="ce3" office:value-type="percentage" office:value="0.9837" calcext:value-type="percentage">
            <text:p>98.37%</text:p>
          </table:table-cell>
          <table:table-cell table:style-name="ce3" office:value-type="percentage" office:value="0.902" calcext:value-type="percentage">
            <text:p>90.20%</text:p>
          </table:table-cell>
          <table:table-cell table:style-name="ce3" office:value-type="percentage" office:value="0.8899" calcext:value-type="percentage">
            <text:p>88.99%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8687" calcext:value-type="percentage">
            <text:p>86.87%</text:p>
          </table:table-cell>
          <table:table-cell table:style-name="ce3" office:value-type="percentage" office:value="0.8333" calcext:value-type="percentage">
            <text:p>83.33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159" calcext:value-type="percentage">
            <text:p>91.59%</text:p>
          </table:table-cell>
          <table:table-cell table:style-name="ce3"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table:style-name="ce3" office:value-type="percentage" office:value="0.987" calcext:value-type="percentage">
            <text:p>98.70%</text:p>
          </table:table-cell>
          <table:table-cell table:style-name="ce3" office:value-type="percentage" office:value="0.9264" calcext:value-type="percentage">
            <text:p>92.64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869" calcext:value-type="percentage">
            <text:p>98.69%</text:p>
          </table:table-cell>
          <table:table-cell table:style-name="ce3" office:value-type="percentage" office:value="0.9256" calcext:value-type="percentage">
            <text:p>92.56%</text:p>
          </table:table-cell>
          <table:table-cell table:style-name="ce3" office:value-type="percentage" office:value="0.9968" calcext:value-type="percentage">
            <text:p>99.68%</text:p>
          </table:table-cell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Table 5 in Paper</text:p>
          </table:table-cell>
          <table:table-cell table:style-name="Default"/>
          <table:table-cell table:style-name="Default" office:value-type="string" calcext:value-type="string">
            <text:p>NF-CSE-CIC-IDS2018-v2 results (0% contamination)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883" calcext:value-type="percentage">
            <text:p>88.30%</text:p>
          </table:table-cell>
          <table:table-cell table:style-name="ce3"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table:style-name="ce3" office:value-type="percentage" office:value="0.9784" calcext:value-type="percentage">
            <text:p>97.84%</text:p>
          </table:table-cell>
          <table:table-cell table:style-name="ce3" office:value-type="percentage" office:value="0.9449" calcext:value-type="percentage">
            <text:p>94.49%</text:p>
          </table:table-cell>
          <table:table-cell table:style-name="ce3" office:value-type="percentage" office:value="0.8286" calcext:value-type="percentage">
            <text:p>82.86%</text:p>
          </table:table-cell>
          <table:table-cell table:style-name="ce3" office:value-type="percentage" office:value="0.9782" calcext:value-type="percentage">
            <text:p>97.82%</text:p>
          </table:table-cell>
          <table:table-cell table:style-name="ce3" office:value-type="percentage" office:value="0.9444" calcext:value-type="percentage">
            <text:p>94.44%</text:p>
          </table:table-cell>
          <table:table-cell table:style-name="ce3" office:value-type="percentage" office:value="0.8268" calcext:value-type="percentage">
            <text:p>82.68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9206" calcext:value-type="percentage">
            <text:p>92.06%</text:p>
          </table:table-cell>
          <table:table-cell table:style-name="ce3"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table:style-name="ce4" office:value-type="percentage" office:value="0.9792" calcext:value-type="percentage">
            <text:p>97.92%</text:p>
          </table:table-cell>
          <table:table-cell table:style-name="ce3" office:value-type="percentage" office:value="0.9468" calcext:value-type="percentage">
            <text:p>94.68%</text:p>
          </table:table-cell>
          <table:table-cell table:style-name="ce3" office:value-type="percentage" office:value="0.8306" calcext:value-type="percentage">
            <text:p>83.06%</text:p>
          </table:table-cell>
          <table:table-cell table:style-name="ce3" office:value-type="percentage" office:value="0.9749" calcext:value-type="percentage">
            <text:p>97.49%</text:p>
          </table:table-cell>
          <table:table-cell table:style-name="ce3" office:value-type="percentage" office:value="0.94" calcext:value-type="percentage">
            <text:p>94.00%</text:p>
          </table:table-cell>
          <table:table-cell table:style-name="ce3" office:value-type="percentage" office:value="0.8855" calcext:value-type="percentage">
            <text:p>88.55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42" calcext:value-type="percentage">
            <text:p>94.42%</text:p>
          </table:table-cell>
          <table:table-cell table:style-name="ce3"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table:style-name="ce3" office:value-type="percentage" office:value="0.9787" calcext:value-type="percentage">
            <text:p>97.87%</text:p>
          </table:table-cell>
          <table:table-cell table:style-name="ce3" office:value-type="percentage" office:value="0.9457" calcext:value-type="percentage">
            <text:p>94.57%</text:p>
          </table:table-cell>
          <table:table-cell table:style-name="ce3" office:value-type="percentage" office:value="0.8307" calcext:value-type="percentage">
            <text:p>83.07%</text:p>
          </table:table-cell>
          <table:table-cell table:style-name="ce3" office:value-type="percentage" office:value="0.9794" calcext:value-type="percentage">
            <text:p>97.94%</text:p>
          </table:table-cell>
          <table:table-cell table:style-name="ce3" office:value-type="percentage" office:value="0.9477" calcext:value-type="percentage">
            <text:p>94.77%</text:p>
          </table:table-cell>
          <table:table-cell table:style-name="ce3" office:value-type="percentage" office:value="0.837" calcext:value-type="percentage">
            <text:p>83.70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9401" calcext:value-type="percentage">
            <text:p>94.01%</text:p>
          </table:table-cell>
          <table:table-cell table:style-name="ce3"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table:style-name="ce3" office:value-type="percentage" office:value="0.9787" calcext:value-type="percentage">
            <text:p>97.87%</text:p>
          </table:table-cell>
          <table:table-cell table:style-name="ce3" office:value-type="percentage" office:value="0.9456" calcext:value-type="percentage">
            <text:p>94.56%</text:p>
          </table:table-cell>
          <table:table-cell table:style-name="ce3" office:value-type="percentage" office:value="0.8307" calcext:value-type="percentage">
            <text:p>83.07%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9438" calcext:value-type="percentage">
            <text:p>94.38%</text:p>
          </table:table-cell>
          <table:table-cell table:style-name="ce3" office:value-type="percentage" office:value="0.8265" calcext:value-type="percentage">
            <text:p>82.65%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Table 6 in Paper</text:p>
          </table:table-cell>
          <table:table-cell table:style-name="Default"/>
          <table:table-cell table:style-name="Default" office:value-type="string" calcext:value-type="string">
            <text:p>NF-CSE-CIC-IDS2018-v2 results (4% contamination).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w Features</text:p>
          </table:table-cell>
          <table:table-cell table:style-name="ce1" table:number-columns-repeated="2"/>
          <table:table-cell table:style-name="ce1" office:value-type="string" calcext:value-type="string">
            <text:p>Embeddings</text:p>
          </table:table-cell>
          <table:table-cell table:style-name="ce1" table:number-columns-repeated="2"/>
          <table:table-cell table:style-name="ce1" office:value-type="string" calcext:value-type="string">
            <text:p>256-Embeddings</text:p>
          </table:table-cell>
          <table:table-cell table:style-name="ce1"/>
          <table:table-cell table:style-name="ce5"/>
          <table:table-cell table:style-name="ce1" office:value-type="string" calcext:value-type="string">
            <text:p>Multimodal</text:p>
          </table:table-cell>
          <table:table-cell table:style-name="ce5"/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style-name="ce3" office:value-type="percentage" office:value="0.8591" calcext:value-type="percentage">
            <text:p>85.91%</text:p>
          </table:table-cell>
          <table:table-cell table:style-name="ce3"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table:style-name="ce3" office:value-type="percentage" office:value="0.962" calcext:value-type="percentage">
            <text:p>96.20%</text:p>
          </table:table-cell>
          <table:table-cell table:style-name="ce3" office:value-type="percentage" office:value="0.9034" calcext:value-type="percentage">
            <text:p>90.34%</text:p>
          </table:table-cell>
          <table:table-cell table:style-name="ce3" office:value-type="percentage" office:value="0.7643" calcext:value-type="percentage">
            <text:p>76.43%</text:p>
          </table:table-cell>
          <table:table-cell table:style-name="ce3" office:value-type="percentage" office:value="0.9704" calcext:value-type="percentage">
            <text:p>97.04%</text:p>
          </table:table-cell>
          <table:table-cell table:style-name="ce3" office:value-type="percentage" office:value="0.9239" calcext:value-type="percentage">
            <text:p>92.39%</text:p>
          </table:table-cell>
          <table:table-cell table:style-name="ce3" office:value-type="percentage" office:value="0.7878" calcext:value-type="percentage">
            <text:p>78.78%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style-name="ce3" office:value-type="percentage" office:value="0.861" calcext:value-type="percentage">
            <text:p>86.10%</text:p>
          </table:table-cell>
          <table:table-cell table:style-name="ce3"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table:style-name="ce3" office:value-type="percentage" office:value="0.8959" calcext:value-type="percentage">
            <text:p>89.59%</text:p>
          </table:table-cell>
          <table:table-cell table:style-name="ce3" office:value-type="percentage" office:value="0.8092" calcext:value-type="percentage">
            <text:p>80.92%</text:p>
          </table:table-cell>
          <table:table-cell table:style-name="ce3" office:value-type="percentage" office:value="0.9263" calcext:value-type="percentage">
            <text:p>92.63%</text:p>
          </table:table-cell>
          <table:table-cell table:style-name="ce3" office:value-type="percentage" office:value="0.9618" calcext:value-type="percentage">
            <text:p>96.18%</text:p>
          </table:table-cell>
          <table:table-cell table:style-name="ce3" office:value-type="percentage" office:value="0.9051" calcext:value-type="percentage">
            <text:p>90.51%</text:p>
          </table:table-cell>
          <table:table-cell table:style-name="ce3" office:value-type="percentage" office:value="0.7894" calcext:value-type="percentage">
            <text:p>78.94%</text:p>
          </table:table-cell>
        </table:table-row>
        <table:table-row table:style-name="ro1">
          <table:table-cell office:value-type="string" calcext:value-type="string">
            <text:p>CBLOF</text:p>
          </table:table-cell>
          <table:table-cell table:style-name="ce3" office:value-type="percentage" office:value="0.9461" calcext:value-type="percentage">
            <text:p>94.61%</text:p>
          </table:table-cell>
          <table:table-cell table:style-name="ce3"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table:style-name="ce3" office:value-type="percentage" office:value="0.9788" calcext:value-type="percentage">
            <text:p>97.88%</text:p>
          </table:table-cell>
          <table:table-cell table:style-name="ce3" office:value-type="percentage" office:value="0.9458" calcext:value-type="percentage">
            <text:p>94.58%</text:p>
          </table:table-cell>
          <table:table-cell table:style-name="ce3" office:value-type="percentage" office:value="0.8285" calcext:value-type="percentage">
            <text:p>82.85%</text:p>
          </table:table-cell>
          <table:table-cell table:style-name="ce3" office:value-type="percentage" office:value="0.9003" calcext:value-type="percentage">
            <text:p>90.03%</text:p>
          </table:table-cell>
          <table:table-cell table:style-name="ce3" office:value-type="percentage" office:value="0.745" calcext:value-type="percentage">
            <text:p>74.50%</text:p>
          </table:table-cell>
          <table:table-cell table:style-name="ce3" office:value-type="percentage" office:value="0.5009" calcext:value-type="percentage">
            <text:p>50.09%</text:p>
          </table:table-cell>
        </table:table-row>
        <table:table-row table:style-name="ro1">
          <table:table-cell office:value-type="string" calcext:value-type="string">
            <text:p>HBOS</text:p>
          </table:table-cell>
          <table:table-cell table:style-name="ce3" office:value-type="percentage" office:value="0.8881" calcext:value-type="percentage">
            <text:p>88.81%</text:p>
          </table:table-cell>
          <table:table-cell table:style-name="ce3"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table:style-name="ce3" office:value-type="percentage" office:value="0.867" calcext:value-type="percentage">
            <text:p>86.70%</text:p>
          </table:table-cell>
          <table:table-cell table:style-name="ce3" office:value-type="percentage" office:value="0.9144" calcext:value-type="percentage">
            <text:p>91.44%</text:p>
          </table:table-cell>
          <table:table-cell table:style-name="ce3" office:value-type="percentage" office:value="0.7661" calcext:value-type="percentage">
            <text:p>76.61%</text:p>
          </table:table-cell>
          <table:table-cell table:style-name="ce3" office:value-type="percentage" office:value="0.9734" calcext:value-type="percentage">
            <text:p>97.34%</text:p>
          </table:table-cell>
          <table:table-cell table:style-name="ce3" office:value-type="percentage" office:value="0.9337" calcext:value-type="percentage">
            <text:p>93.37%</text:p>
          </table:table-cell>
          <table:table-cell table:style-name="ce3" office:value-type="percentage" office:value="0.8359" calcext:value-type="percentage">
            <text:p>83.5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4:29:37.854454307</dc:date>
    <meta:editing-duration>PT1H1M10S</meta:editing-duration>
    <meta:editing-cycles>20</meta:editing-cycles>
    <meta:generator>LibreOffice/7.4.7.2$Linux_X86_64 LibreOffice_project/40$Build-2</meta:generator>
    <meta:document-statistic meta:table-count="1" meta:cell-count="280" meta:object-count="0"/>
  </office:meta>
</office:document-meta>
</file>